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163cm" fo:min-width="5.469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9.529cm" fo:min-width="8.009cm"/>
    </style:style>
    <style:style style:name="gr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1.02cm" fo:min-width="3.056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02cm" fo:min-width="3.183cm"/>
    </style:style>
    <style:style style:name="gr7" style:family="graphic" style:parent-style-name="standard">
      <style:graphic-properties draw:fill-color="#009900" draw:textarea-horizontal-align="justify" draw:textarea-vertical-align="middle" draw:auto-grow-height="false" fo:min-height="2.163cm" fo:min-width="3.945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639cm" fo:min-width="2.4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end"/>
    </style:style>
    <style:style style:name="P4" style:family="paragraph">
      <loext:graphic-properties draw:fill-color="#009900"/>
      <style:paragraph-properties fo:margin-left="0cm" fo:margin-right="0.051cm" fo:text-align="end" fo:text-indent="0cm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loext:graphic-properties draw:fill-color="#009900"/>
      <style:paragraph-properties fo:margin-left="0cm" fo:margin-right="0.051cm" fo:text-align="center" fo:text-indent="0cm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2.413cm" svg:x="10.652cm" svg:y="1.889cm">
          <text:p text:style-name="P1"><text:span text:style-name="T1">Head 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09cm" svg:height="9.779cm" svg:x="20.431cm" svg:y="0.873cm">
          <text:p text:style-name="P3"><text:span text:style-name="T1">Work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9.923cm" svg:y1="2.651cm" svg:x2="17.002cm" svg:y2="2.651cm">
          <text:p/>
        </draw:line>
        <draw:frame draw:style-name="gr4" draw:text-style-name="P6" draw:layer="layout" svg:width="2.682cm" svg:height="0.962cm" svg:x="17.256cm" svg:y="2.832cm">
          <draw:text-box>
            <text:p>Reduce</text:p>
          </draw:text-box>
        </draw:frame>
        <draw:g>
          <draw:custom-shape draw:style-name="gr5" draw:text-style-name="P7" draw:layer="layout" svg:width="3.556cm" svg:height="1.27cm" svg:x="21.83cm" svg:y="8.62cm">
            <text:p text:style-name="P1">Document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683cm" svg:height="1.27cm" svg:x="21.767cm" svg:y="4.937cm">
            <text:p text:style-name="P1">Summary</text:p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23.608cm" svg:y1="8.366cm" svg:x2="23.608cm" svg:y2="6.461cm">
            <text:p/>
          </draw:line>
          <draw:frame draw:style-name="gr4" draw:text-style-name="P6" draw:layer="layout" svg:width="1.734cm" svg:height="0.962cm" svg:x="23.608cm" svg:y="7.096cm">
            <draw:text-box>
              <text:p>Map</text:p>
            </draw:text-box>
          </draw:frame>
          <draw:line draw:style-name="gr3" draw:text-style-name="P5" draw:layer="layout" svg:x1="23.608cm" svg:y1="4.556cm" svg:x2="23.608cm" svg:y2="2.651cm">
            <text:p/>
          </draw:line>
          <draw:frame draw:style-name="gr4" draw:text-style-name="P6" draw:layer="layout" svg:width="2.682cm" svg:height="0.962cm" svg:x="23.608cm" svg:y="3.286cm">
            <draw:text-box>
              <text:p>Reduce</text:p>
            </draw:text-box>
          </draw:frame>
          <draw:custom-shape draw:style-name="gr6" draw:text-style-name="P7" draw:layer="layout" svg:width="3.683cm" svg:height="1.27cm" svg:x="21.767cm" svg:y="1.127cm">
            <text:p text:style-name="P1">Aggregate</text:p>
            <draw:enhanced-geometry svg:viewBox="0 0 21600 21600" draw:type="rectangle" draw:enhanced-path="M 0 0 L 21600 0 21600 21600 0 21600 0 0 Z N"/>
          </draw:custom-shape>
        </draw:g>
        <draw:frame draw:style-name="gr4" draw:text-style-name="P6" draw:layer="layout" svg:width="2.682cm" svg:height="0.962cm" svg:x="12.549cm" svg:y="5.372cm">
          <draw:text-box>
            <text:p>Reduce</text:p>
          </draw:text-box>
        </draw:frame>
        <draw:g>
          <draw:line draw:style-name="gr3" draw:text-style-name="P5" draw:layer="layout" svg:x1="16.811cm" svg:y1="6.588cm" svg:x2="15.033cm" svg:y2="4.556cm">
            <text:p/>
          </draw:line>
          <draw:line draw:style-name="gr3" draw:text-style-name="P5" draw:layer="layout" svg:x1="10.969cm" svg:y1="6.588cm" svg:x2="12.747cm" svg:y2="4.556cm">
            <text:p/>
          </draw:line>
        </draw:g>
        <draw:g>
          <draw:custom-shape draw:style-name="gr7" draw:text-style-name="P8" draw:layer="layout" svg:width="4.445cm" svg:height="2.413cm" svg:x="14.716cm" svg:y="6.842cm">
            <text:p text:style-name="P1"><text:span text:style-name="T1">Work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45cm" svg:height="2.413cm" svg:x="8.62cm" svg:y="6.842cm">
            <text:p text:style-name="P1"><text:span text:style-name="T1">Worker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7" draw:layer="layout" svg:width="2.921cm" svg:height="0.889cm" svg:x="12.176cm" svg:y="3.159cm">
          <text:p text:style-name="P1">Resul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20:26:07.970931269</meta:creation-date>
    <dc:date>2016-11-22T20:47:29.875873432</dc:date>
    <meta:editing-duration>PT11M9S</meta:editing-duration>
    <meta:editing-cycles>2</meta:editing-cycles>
    <meta:generator>LibreOffice/5.1.4.2$Linux_X86_64 LibreOffice_project/10m0$Build-2</meta:generator>
    <meta:document-statistic meta:object-count="20"/>
  </office:meta>
</office:document-meta>
</file>